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/>
    <style:font-face style:name="Aptos Display" svg:font-family="'Aptos Display'"/>
    <style:font-face style:name="Aptos Display1" svg:font-family="'Aptos Display'" style:font-pitch="variable"/>
    <style:font-face style:name="Aptos1" svg:font-family="Apto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3.675cm" fo:min-width="11.76cm"/>
    </style:style>
    <style:style style:name="gr2" style:family="graphic" style:parent-style-name="objectwithoutfill">
      <style:graphic-properties svg:stroke-width="0.159cm" svg:stroke-color="#069a2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159cm" svg:stroke-color="#e8a202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56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53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81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e8a202" loext:opacity="100%" style:text-position="0% 100%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color="#069a2e" loext:opacity="100%"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e8a202" loext:opacity="100%" style:text-position="-8% 58%"/>
    </style:style>
    <style:style style:name="P6" style:family="paragraph">
      <loext:graphic-properties draw:fill="none" draw:fill-color="#ffffff"/>
      <style:paragraph-properties style:writing-mode="lr-tb"/>
      <style:text-properties fo:color="#069a2e" loext:opacity="100%" style:text-position="-8% 58%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color="#e8a202" loext:opacity="100%" style:text-position="0% 100%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069a2e" loext:opacity="100%" fo:font-size="21pt" fo:font-weight="bold" style:font-size-asian="21pt" style:font-weight-asian="bold" style:font-size-complex="21pt" style:font-weight-complex="bold"/>
    </style:style>
    <style:style style:name="T3" style:family="text">
      <style:text-properties fo:color="#e8a202" loext:opacity="100%" style:text-position="-8% 58%"/>
    </style:style>
    <style:style style:name="T4" style:family="text">
      <style:text-properties fo:color="#069a2e" loext:opacity="100%" style:text-position="-8% 58%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e8a202" loext:opacity="100%" style:text-outline="false" style:text-line-through-style="none" style:text-line-through-type="none" style:text-position="-8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style-name="gr1" draw:text-style-name="P1" draw:layer="layout" svg:width="12.684cm" svg:height="4.349cm" svg:x="0.81cm" svg:y="4.4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2.543cm" svg:y1="7.463cm" svg:x2="7.083cm" svg:y2="6.002cm">
          <text:p/>
        </draw:line>
        <draw:line draw:style-name="gr3" draw:text-style-name="P2" draw:layer="layout" svg:x1="1.779cm" svg:y1="7.888cm" svg:x2="7.083cm" svg:y2="6.002cm">
          <text:p/>
        </draw:line>
        <draw:frame draw:style-name="gr4" draw:text-style-name="P3" draw:layer="layout" svg:width="1.061cm" svg:height="1.119cm" svg:x="3.465cm" svg:y="5.738cm">
          <draw:text-box>
            <text:p><text:span text:style-name="T1">A</text:span></text:p>
          </draw:text-box>
        </draw:frame>
        <draw:frame draw:style-name="gr5" draw:text-style-name="P4" draw:layer="layout" svg:width="1.035cm" svg:height="1.077cm" svg:x="9.47cm" svg:y="5.391cm">
          <draw:text-box>
            <text:p><text:span text:style-name="T2">B</text:span></text:p>
          </draw:text-box>
        </draw:frame>
        <draw:frame draw:style-name="gr6" draw:text-style-name="P5" draw:layer="layout" svg:width="1.936cm" svg:height="1.673cm" svg:x="1.083cm" svg:y="7.67cm">
          <draw:text-box>
            <text:p><text:span text:style-name="T3">A,end1</text:span></text:p>
          </draw:text-box>
        </draw:frame>
        <draw:frame draw:style-name="gr7" draw:text-style-name="P6" draw:layer="layout" svg:width="1.662cm" svg:height="0.962cm" svg:x="6.984cm" svg:y="5.07cm">
          <draw:text-box>
            <text:p><text:span text:style-name="T4">B.end1</text:span></text:p>
          </draw:text-box>
        </draw:frame>
        <draw:frame draw:style-name="gr7" draw:text-style-name="P5" draw:layer="layout" svg:width="1.662cm" svg:height="0.962cm" svg:x="5.785cm" svg:y="5.97cm">
          <draw:text-box>
            <text:p><text:span text:style-name="T3">A.end2</text:span></text:p>
          </draw:text-box>
        </draw:frame>
        <draw:frame draw:style-name="gr7" draw:text-style-name="P6" draw:layer="layout" svg:width="1.662cm" svg:height="0.962cm" svg:x="11.559cm" svg:y="6.285cm">
          <draw:text-box>
            <text:p><text:span text:style-name="T4">B.end2</text:span></text:p>
          </draw:text-box>
        </draw:frame>
        <draw:frame draw:style-name="gr8" draw:text-style-name="P8" draw:layer="layout" svg:width="4.845cm" svg:height="1.153cm" svg:x="4.491cm" svg:y="7.463cm">
          <draw:text-box>
            <text:p text:style-name="P7"><text:span text:style-name="T5">Link:</text:span></text:p>
          </draw:text-box>
        </draw:frame>
        <draw:frame draw:style-name="gr9" draw:text-style-name="P9" draw:layer="layout" svg:width="3.076cm" svg:height="0.962cm" svg:x="0.957cm" svg:y="4.512cm">
          <draw:text-box>
            <text:p>Structure</text:p>
          </draw:text-box>
        </draw:frame>
        <draw:frame draw:style-name="gr8" draw:text-style-name="P8" draw:layer="layout" svg:width="4.845cm" svg:height="1.153cm" svg:x="5.859cm" svg:y="7.348cm">
          <draw:text-box>
            <text:p text:style-name="P7"><text:span text:style-name="T5"><text:s/></text:span><text:span text:style-name="T6">A.end2 </text:span><text:span text:style-name="T7">-</text:span><text:span text:style-name="T6"> </text:span><text:span text:style-name="T4">B.end1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/>
    <style:font-face style:name="Aptos Display" svg:font-family="'Aptos Display'"/>
    <style:font-face style:name="Aptos Display1" svg:font-family="'Aptos Display'" style:font-pitch="variable"/>
    <style:font-face style:name="Aptos1" svg:font-family="Apto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5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5.3999996185303pt" style:font-style-asian="normal" style:font-weight-asian="normal" style:font-name-complex="Lohit Devanagari" style:font-family-complex="'Lohit Devanagari'" style:font-family-generic-complex="system" style:font-pitch-complex="variable" style:font-size-complex="15.3999996185303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9.89999961853027pt" fo:letter-spacing="normal" fo:font-style="normal" style:text-underline-style="none" fo:font-weight="normal" fo:background-color="transparent" style:font-size-asian="9.89999961853027pt" style:font-style-asian="normal" style:font-weight-asian="normal" style:font-size-complex="9.89999961853027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9.89999961853027pt" fo:letter-spacing="normal" fo:font-style="normal" style:text-underline-style="none" fo:font-weight="normal" fo:background-color="transparent" style:font-size-asian="9.89999961853027pt" style:font-style-asian="normal" style:font-weight-asian="normal" style:font-size-complex="9.89999961853027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.001cm" fo:page-height="14.00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38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12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33.0999984741211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6.59999990463257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6.59999990463257pt" style:font-size-asian="14pt" style:font-size-complex="14pt"/>
    </style:style>
    <style:style style:name="MP9" style:family="paragraph">
      <style:paragraph-properties fo:text-align="center" style:writing-mode="lr-tb"/>
      <style:text-properties fo:font-size="6.59999990463257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6.59999990463257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33.0999984741211pt" fo:letter-spacing="normal" fo:language="en" fo:country="GB" fo:font-style="normal" style:text-underline-style="none" fo:font-weight="normal" fo:background-color="transparent" style:font-size-asian="33.0999984741211pt" style:font-style-asian="normal" style:font-weight-asian="normal" style:font-size-complex="33.0999984741211pt" style:font-style-complex="normal" style:font-weight-complex="normal"/>
    </style:style>
    <style:style style:name="MT3" style:family="text">
      <style:text-properties fo:font-variant="normal" fo:text-transform="none" fo:color="#787878" loext:opacity="100%" style:text-line-through-style="none" style:text-line-through-type="none" style:text-position="0% 100%" style:font-name="Aptos" fo:font-size="6.59999990463257pt" fo:letter-spacing="normal" fo:language="en" fo:country="GB" fo:font-style="normal" style:text-underline-style="none" fo:font-weight="normal" fo:background-color="transparent" style:font-size-asian="6.59999990463257pt" style:font-style-asian="normal" style:font-weight-asian="normal" style:font-size-complex="6.5999999046325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11.9cm" svg:height="4.873cm" svg:x="1.05cm" svg:y="2.291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3.149cm" svg:height="0.744cm" svg:x="0.963cm" svg:y="12.97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4.724cm" svg:height="0.744cm" svg:x="4.638cm" svg:y="12.97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3.149cm" svg:height="0.744cm" svg:x="9.888cm" svg:y="12.97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12.599cm" svg:height="8.119cm" svg:x="0.7cm" svg:y="3.276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ndreas Haahr Larsen</meta:initial-creator>
    <meta:editing-cycles>9</meta:editing-cycles>
    <meta:creation-date>2024-06-19T13:58:35</meta:creation-date>
    <dc:date>2024-08-20T17:58:24.462601078</dc:date>
    <meta:editing-duration>PT7H35M</meta:editing-duration>
    <meta:generator>LibreOffice/7.3.7.2$Linux_X86_64 LibreOffice_project/30$Build-2</meta:generator>
    <meta:document-statistic meta:object-count="35"/>
    <meta:user-defined meta:name="AppVersion">16.0000</meta:user-defined>
    <meta:user-defined meta:name="PresentationFormat">Custom</meta:user-defined>
    <meta:user-defined meta:name="Slides" meta:value-type="float">1</meta:user-defined>
    <meta:template xlink:type="simple" xlink:actuate="onRequest" xlink:title="Office Theme" xlink:href=""/>
  </office:meta>
</office:document-meta>
</file>